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420e" draw:textarea-horizontal-align="justify" draw:textarea-vertical-align="middle" draw:auto-grow-height="false" fo:min-height="0.435cm" fo:min-width="0.774cm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 fo:min-height="0.435cm" fo:min-width="0.844cm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 fo:min-height="0.435cm" fo:min-width="0.844cm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 fo:min-height="0.435cm" fo:min-width="0.683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621cm" fo:min-width="0cm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21cm" fo:min-width="1.482cm"/>
    </style:style>
    <style:style style:name="gr7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fo:min-height="0.598cm"/>
    </style:style>
    <style:style style:name="gr9" style:family="graphic" style:parent-style-name="standard">
      <style:graphic-properties draw:stroke="none" draw:fill="none" fo:min-height="0.823cm"/>
    </style:style>
    <style:style style:name="gr10" style:family="graphic" style:parent-style-name="standard">
      <style:graphic-properties draw:fill="solid" draw:fill-color="#e6e6ff" draw:textarea-horizontal-align="justify" draw:textarea-vertical-align="middle" draw:auto-grow-height="false" fo:min-height="0.62cm" fo:min-width="0cm"/>
    </style:style>
    <style:style style:name="gr11" style:family="graphic" style:parent-style-name="standard">
      <style:graphic-properties draw:fill="solid" draw:fill-color="#ff0000" draw:textarea-horizontal-align="justify" draw:textarea-vertical-align="middle" draw:auto-grow-height="false" fo:min-height="0.62cm" fo:min-width="0cm"/>
    </style:style>
    <style:style style:name="gr12" style:family="graphic" style:parent-style-name="standard">
      <style:graphic-properties draw:fill="solid" draw:fill-color="#00ff00" draw:textarea-horizontal-align="justify" draw:textarea-vertical-align="middle" draw:auto-grow-height="false" fo:min-height="0.62cm" fo:min-width="0cm"/>
    </style:style>
    <style:style style:name="gr13" style:family="graphic" style:parent-style-name="standard">
      <style:graphic-properties draw:fill="solid" draw:fill-color="#ffff00" draw:textarea-horizontal-align="justify" draw:textarea-vertical-align="middle" draw:auto-grow-height="false" fo:min-height="0.62cm" fo:min-width="0cm"/>
    </style:style>
    <style:style style:name="gr14" style:family="graphic" style:parent-style-name="standard">
      <style:graphic-properties draw:fill="hatch" draw:fill-color="#0000ff" draw:fill-hatch-name="Black_20_45_20_Degrees" draw:textarea-horizontal-align="justify" draw:textarea-vertical-align="middle" draw:auto-grow-height="false" fo:min-height="0.021cm" fo:min-width="0.729cm"/>
    </style:style>
    <style:style style:name="gr15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021cm" fo:min-width="0.729cm"/>
    </style:style>
    <style:style style:name="gr16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021cm" fo:min-width="0.729cm"/>
    </style:style>
    <style:style style:name="gr17" style:family="graphic" style:parent-style-name="objectwithoutfill">
      <style:graphic-properties svg:stroke-width="0.102cm" svg:stroke-color="#3333ff" draw:marker-start-width="0.352cm" draw:marker-end-width="0.352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textarea-vertical-align="middle" draw:auto-grow-height="false" fo:min-height="1.395cm" fo:min-width="1.061cm"/>
    </style:style>
    <style:style style:name="gr19" style:family="graphic" style:parent-style-name="standard">
      <style:graphic-properties draw:textarea-vertical-align="middle" draw:auto-grow-height="false" fo:min-height="1.486cm" fo:min-width="1.061cm"/>
    </style:style>
    <style:style style:name="gr20" style:family="graphic" style:parent-style-name="standard">
      <style:graphic-properties draw:textarea-vertical-align="middle" draw:auto-grow-height="false" fo:min-height="1.36cm" fo:min-width="1.26cm"/>
    </style:style>
    <style:style style:name="gr21" style:family="graphic" style:parent-style-name="objectwithoutfill">
      <style:graphic-properties svg:stroke-width="0.102cm" svg:stroke-color="#ff3333" draw:marker-start-width="0.352cm" draw:marker-end-width="0.352cm" draw:fill="solid" draw:fill-color="#0066cc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9cm" fo:min-width="1.95cm"/>
    </style:style>
    <style:style style:name="gr24" style:family="graphic" style:parent-style-name="objectwithoutfill">
      <style:graphic-properties draw:stroke="dash" draw:stroke-dash="Dashed_20__28_var_29_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741cm"/>
    </style:style>
    <style:style style:name="gr2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9cm" fo:min-width="2.21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8" style:family="graphic" style:parent-style-name="standard">
      <style:graphic-properties draw:fill-color="#ccffcc" draw:opacity="40%" draw:textarea-horizontal-align="justify" draw:textarea-vertical-align="middle" draw:auto-grow-height="false" fo:min-height="0.767cm" fo:min-width="1.279cm" draw:shadow-offset-x="0.203cm" draw:shadow-offset-y="0.203cm" draw:shadow-opacity="40%"/>
    </style:style>
    <style:style style:name="gr29" style:family="graphic" style:parent-style-name="standard">
      <style:graphic-properties draw:opacity="40%" draw:textarea-horizontal-align="justify" draw:textarea-vertical-align="middle" draw:auto-grow-height="false" fo:min-height="0.767cm" fo:min-width="1.279cm" draw:shadow-offset-x="0.203cm" draw:shadow-offset-y="0.203cm" draw:shadow-opacity="40%"/>
    </style:style>
    <style:style style:name="gr30" style:family="graphic" style:parent-style-name="standard">
      <style:graphic-properties draw:fill-color="#aea79f" draw:opacity="40%" draw:textarea-horizontal-align="justify" draw:textarea-vertical-align="middle" draw:auto-grow-height="false" fo:min-height="0.767cm" fo:min-width="1.279cm" draw:shadow-offset-x="0.203cm" draw:shadow-offset-y="0.203cm" draw:shadow-opacity="40%"/>
    </style:style>
    <style:style style:name="gr31" style:family="graphic" style:parent-style-name="standard">
      <style:graphic-properties draw:fill="solid" draw:fill-color="#ffff00" draw:textarea-horizontal-align="justify" draw:textarea-vertical-align="middle" draw:auto-grow-height="false" fo:min-height="0.62cm" fo:min-width="0cm"/>
    </style:style>
    <style:style style:name="gr32" style:family="graphic" style:parent-style-name="standard">
      <style:graphic-properties draw:fill="solid" draw:fill-color="#e6e6ff" draw:textarea-horizontal-align="justify" draw:textarea-vertical-align="middle" draw:auto-grow-height="false" fo:min-height="0.62cm" fo:min-width="0cm"/>
    </style:style>
    <style:style style:name="gr33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34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556cm" fo:min-width="0.828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36" style:family="graphic" style:parent-style-name="objectwithoutfill">
      <style:graphic-properties draw:marker-end="Arrow" draw:marker-end-width="0.3cm" draw:fill="none" draw:textarea-vertical-align="middle"/>
    </style:style>
    <style:style style:name="gr3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ff420e"/>
      <style:paragraph-properties fo:text-align="center"/>
    </style:style>
    <style:style style:name="P2" style:family="paragraph">
      <loext:graphic-properties draw:fill="solid" draw:fill-color="#00ff00"/>
      <style:paragraph-properties fo:text-align="center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loext:graphic-properties draw:fill="solid" draw:fill-color="#e6e6ff"/>
      <style:paragraph-properties fo:text-align="center"/>
    </style:style>
    <style:style style:name="P5" style:family="paragraph">
      <loext:graphic-properties draw:fill="none" draw:fill-color="#ffffff"/>
      <style:text-properties fo:font-size="12.6999998092651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text-properties fo:font-size="15pt" style:font-size-asian="15pt" style:font-size-complex="15pt"/>
    </style:style>
    <style:style style:name="P8" style:family="paragraph">
      <loext:graphic-properties draw:fill="none"/>
      <style:text-properties fo:font-size="16.2999992370605pt"/>
    </style:style>
    <style:style style:name="P9" style:family="paragraph">
      <loext:graphic-properties draw:fill="solid" draw:fill-color="#ff0000"/>
      <style:paragraph-properties fo:text-align="center"/>
    </style:style>
    <style:style style:name="P10" style:family="paragraph">
      <loext:graphic-properties draw:fill="hatch" draw:fill-color="#0000ff" draw:fill-hatch-name="Black_20_45_20_Degrees"/>
      <style:paragraph-properties fo:text-align="center"/>
    </style:style>
    <style:style style:name="P11" style:family="paragraph">
      <loext:graphic-properties draw:fill="hatch" draw:fill-color="#0000ff" draw:fill-hatch-name="Black_20_90_20_Degrees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hatch" draw:fill-color="#0000ff" draw:fill-hatch-name="Black_20_90_20_Degrees"/>
      <style:paragraph-properties fo:text-align="center"/>
      <style:text-properties fo:font-size="16.2999992370605pt"/>
    </style:style>
    <style:style style:name="P14" style:family="paragraph">
      <loext:graphic-properties draw:fill="solid" draw:fill-color="#0066cc"/>
      <style:paragraph-properties fo:text-align="center"/>
    </style:style>
    <style:style style:name="P15" style:family="paragraph">
      <loext:graphic-properties draw:fill="none" draw:fill-color="#ffffff"/>
      <style:text-properties fo:font-size="16.2999992370605pt"/>
    </style:style>
    <style:style style:name="P16" style:family="paragraph">
      <loext:graphic-properties draw:fill="none" draw:fill-color="#ffffff"/>
      <style:text-properties fo:font-size="39.9000015258789pt" fo:font-weight="bold" style:font-size-asian="18pt" style:font-weight-asian="bold" style:font-size-complex="18pt" style:font-weight-complex="bold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ccffcc" draw:opacity="40%"/>
      <style:paragraph-properties fo:text-align="center"/>
      <style:text-properties fo:font-size="14pt" style:font-size-asian="18pt" style:font-size-complex="18pt"/>
    </style:style>
    <style:style style:name="P19" style:family="paragraph">
      <loext:graphic-properties draw:opacity="40%"/>
      <style:paragraph-properties fo:text-align="center"/>
      <style:text-properties fo:font-size="14pt" style:font-size-asian="18pt" style:font-size-complex="18pt"/>
    </style:style>
    <style:style style:name="P20" style:family="paragraph">
      <loext:graphic-properties draw:fill-color="#aea79f" draw:opacity="40%"/>
      <style:paragraph-properties fo:text-align="center"/>
      <style:text-properties fo:font-size="14pt" style:font-size-asian="18pt" style:font-size-complex="18pt"/>
    </style:style>
    <style:style style:name="P21" style:family="paragraph">
      <loext:graphic-properties draw:fill="none" draw:fill-color="#ffffff"/>
      <style:text-properties fo:font-size="14pt" style:font-size-asian="14pt" style:font-size-complex="14pt"/>
    </style:style>
    <style:style style:name="P22" style:family="paragraph">
      <loext:graphic-properties draw:fill-color="#ffffff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style="normal" style:font-size-asian="15pt" style:font-style-asian="normal" style:font-size-complex="15pt" style:font-style-complex="normal"/>
    </style:style>
    <style:style style:name="T5" style:family="text">
      <style:text-properties fo:font-size="16.2999992370605pt"/>
    </style:style>
    <style:style style:name="T6" style:family="text">
      <style:text-properties fo:font-size="44pt" fo:font-weight="bold" style:font-size-asian="18pt" style:font-weight-asian="bold" style:font-size-complex="18pt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348cm" svg:height="0.759cm" svg:x="12.089cm" svg:y="4.8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418cm" svg:height="0.759cm" svg:x="13.438cm" svg:y="4.8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418cm" svg:height="0.759cm" svg:x="14.855cm" svg:y="4.8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257cm" svg:height="0.759cm" svg:x="10.832cm" svg:y="4.8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1.935cm" svg:height="0.871cm" svg:x="12.542cm" svg:y="1.092cm">
          <draw:text-box>
            <text:p><text:span text:style-name="T1">gene1</text:span></text:p>
          </draw:text-box>
        </draw:frame>
        <draw:frame draw:style-name="gr6" draw:text-style-name="P5" draw:layer="layout" svg:width="1.982cm" svg:height="0.871cm" svg:x="12.495cm" svg:y="2.152cm">
          <draw:text-box>
            <text:p><text:span text:style-name="T1">gene2</text:span></text:p>
          </draw:text-box>
        </draw:frame>
        <draw:g>
          <draw:line draw:style-name="gr7" draw:text-style-name="P6" draw:layer="layout" svg:x1="10.621cm" svg:y1="3.234cm" svg:x2="12.09cm" svg:y2="4.139cm">
            <text:p/>
          </draw:line>
          <draw:line draw:style-name="gr7" draw:text-style-name="P6" draw:layer="layout" svg:x1="10.832cm" svg:y1="1.795cm" svg:x2="12.089cm" svg:y2="4.139cm">
            <text:p/>
          </draw:line>
        </draw:g>
        <draw:g>
          <draw:line draw:style-name="gr7" draw:text-style-name="P6" draw:layer="layout" svg:x1="12.399cm" svg:y1="3.277cm" svg:x2="13.415cm" svg:y2="4.139cm">
            <text:p/>
          </draw:line>
          <draw:line draw:style-name="gr7" draw:text-style-name="P6" draw:layer="layout" svg:x1="13.437cm" svg:y1="4.139cm" svg:x2="14.431cm" svg:y2="3.277cm">
            <text:p/>
          </draw:line>
        </draw:g>
        <draw:g>
          <draw:line draw:style-name="gr7" draw:text-style-name="P6" draw:layer="layout" svg:x1="14.855cm" svg:y1="4.139cm" svg:x2="16.364cm" svg:y2="3.963cm">
            <text:p/>
          </draw:line>
          <draw:line draw:style-name="gr7" draw:text-style-name="P6" draw:layer="layout" svg:x1="14.855cm" svg:y1="4.139cm" svg:x2="15.861cm" svg:y2="2.025cm">
            <text:p/>
          </draw:line>
        </draw:g>
        <draw:frame draw:style-name="gr8" draw:text-style-name="P7" draw:layer="layout" svg:width="1.722cm" svg:height="0.848cm" svg:x="10.531cm" svg:y="6.171cm">
          <draw:text-box>
            <text:p><text:span text:style-name="T2">Zra</text:span><text:span text:style-name="T3">I</text:span></text:p>
          </draw:text-box>
        </draw:frame>
        <draw:frame draw:style-name="gr9" draw:text-style-name="P8" draw:layer="layout" svg:width="2.339cm" svg:height="1.073cm" svg:x="14.539cm" svg:y="6.171cm">
          <draw:text-box>
            <text:p><text:span text:style-name="T2">Eco</text:span><text:span text:style-name="T4">R</text:span><text:span text:style-name="T3">V</text:span></text:p>
          </draw:text-box>
        </draw:frame>
        <draw:frame draw:style-name="gr8" draw:text-style-name="P7" draw:layer="layout" svg:width="1.385cm" svg:height="0.848cm" svg:x="12.761cm" svg:y="6.171cm">
          <draw:text-box>
            <text:p><text:span text:style-name="T2">Aji</text:span><text:span text:style-name="T3">I</text:span></text:p>
          </draw:text-box>
        </draw:frame>
        <draw:custom-shape draw:style-name="gr10" draw:text-style-name="P4" draw:layer="layout" svg:width="0.531cm" svg:height="0.92cm" svg:x="3.069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0.531cm" svg:height="0.92cm" svg:x="5.46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0.531cm" svg:height="0.92cm" svg:x="5.489cm" svg:y="9.2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0.92cm" svg:x="8.182cm" svg:y="9.2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0.92cm" svg:x="8.17cm" svg:y="10.2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531cm" svg:height="0.92cm" svg:x="10.531cm" svg:y="10.2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0.531cm" svg:height="0.92cm" svg:x="3.05cm" svg:y="9.4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531cm" svg:height="0.92cm" svg:x="10.531cm" svg:y="11.4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7" draw:id="id7" draw:layer="layout" svg:width="1.257cm" svg:height="0.299cm" svg:x="9.575cm" svg:y="5.3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xml:id="id9" draw:id="id9" draw:layer="layout" svg:width="1.257cm" svg:height="0.299cm" svg:x="16.273cm" svg:y="5.3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4" draw:id="id4" draw:layer="layout" svg:width="1.257cm" svg:height="0.299cm" svg:x="5.068cm" svg:y="16.36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xml:id="id6" draw:id="id6" draw:layer="layout" svg:width="1.257cm" svg:height="0.299cm" svg:x="19.533cm" svg:y="18.0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1" draw:id="id1" draw:layer="layout" svg:width="1.257cm" svg:height="0.299cm" svg:x="1.792cm" svg:y="10.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xml:id="id3" draw:id="id3" draw:layer="layout" svg:width="1.257cm" svg:height="0.299cm" svg:x="11.042cm" svg:y="12.044cm">
          <text:p text:style-name="P12"><text:span text:style-name="T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6" draw:layer="layout" draw:type="curve" draw:line-skew="0.31cm" svg:x1="1.792cm" svg:y1="10.189cm" svg:x2="5.065cm" svg:y2="12.984cm" draw:start-shape="id1" draw:start-glue-point="3" draw:end-shape="id2" draw:end-glue-point="3" svg:d="M1792 10189c-288 0-1924 2795 3273 2795" svg:viewBox="0 0 3744 2796">
          <text:p/>
        </draw:connector>
        <draw:connector draw:style-name="gr17" draw:text-style-name="P6" draw:layer="layout" draw:type="curve" draw:line-skew="-0.627cm" svg:x1="7.515cm" svg:y1="12.984cm" svg:x2="12.299cm" svg:y2="12.193cm" draw:start-shape="id2" draw:start-glue-point="1" draw:end-shape="id3" draw:end-glue-point="1" svg:d="M7515 12984c6987 0 4595-791 4784-791" svg:viewBox="0 0 5032 792">
          <text:p/>
        </draw:connector>
        <draw:custom-shape draw:style-name="gr18" draw:text-style-name="P12" draw:layer="layout" svg:width="1.561cm" svg:height="1.645cm" draw:transform="rotate (1.5707963267949) translate (18.904cm 7.59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19" draw:text-style-name="P12" draw:layer="layout" svg:width="1.561cm" svg:height="1.736cm" draw:transform="rotate (1.5707963267949) translate (6.345cm 7.59cm)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custom-shape draw:style-name="gr20" draw:text-style-name="P12" draw:layer="layout" svg:width="1.76cm" svg:height="1.61cm" svg:x="22.599cm" svg:y="15.977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20" draw:text-style-name="P12" draw:layer="layout" svg:width="1.76cm" svg:height="1.61cm" svg:x="2.025cm" svg:y="15.469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onnector draw:style-name="gr21" draw:text-style-name="P14" draw:layer="layout" draw:type="curve" svg:x1="5.068cm" svg:y1="16.513cm" svg:x2="9.352cm" svg:y2="19.496cm" draw:start-shape="id4" draw:start-glue-point="3" draw:end-shape="id5" draw:end-glue-point="3" svg:d="M5068 16513c-753 0-2895 2983 4284 2983" svg:viewBox="0 0 5176 2984">
          <text:p/>
        </draw:connector>
        <draw:connector draw:style-name="gr22" draw:text-style-name="P6" draw:layer="layout" draw:type="curve" svg:x1="12.068cm" svg:y1="19.496cm" svg:x2="20.79cm" svg:y2="18.158cm" draw:start-shape="id5" draw:start-glue-point="1" draw:end-shape="id6" draw:end-glue-point="1" svg:d="M12068 19496c13834 0 9473-1338 8722-1338" svg:viewBox="0 0 9965 1339">
          <text:p/>
        </draw:connector>
        <draw:frame draw:style-name="gr23" draw:text-style-name="P15" xml:id="id2" draw:id="id2" draw:layer="layout" svg:width="2.45cm" svg:height="0.899cm" svg:x="5.065cm" svg:y="12.535cm">
          <draw:text-box>
            <text:p><text:span text:style-name="T5">pYPK0</text:span></text:p>
          </draw:text-box>
        </draw:frame>
        <draw:connector draw:style-name="gr24" draw:text-style-name="P6" draw:layer="layout" draw:type="curve" svg:x1="9.575cm" svg:y1="5.476cm" svg:x2="12.089cm" svg:y2="7.536cm" draw:start-shape="id7" draw:start-glue-point="3" draw:end-shape="id8" draw:end-glue-point="3" svg:d="M9575 5476c-753 0-2010 2060 2514 2060" svg:viewBox="0 0 3266 2061">
          <text:p/>
        </draw:connector>
        <draw:connector draw:style-name="gr24" draw:text-style-name="P6" draw:layer="layout" draw:type="curve" svg:x1="17.53cm" svg:y1="5.476cm" svg:x2="14.539cm" svg:y2="7.536cm" draw:start-shape="id9" draw:start-glue-point="1" draw:end-shape="id8" draw:end-glue-point="1" svg:d="M17530 5476c751 0 2247 2060-2991 2060" svg:viewBox="0 0 3779 2061">
          <text:p/>
        </draw:connector>
        <draw:frame draw:style-name="gr23" draw:text-style-name="P15" xml:id="id8" draw:id="id8" draw:layer="layout" svg:width="2.45cm" svg:height="0.899cm" svg:x="12.089cm" svg:y="7.087cm">
          <draw:text-box>
            <text:p><text:span text:style-name="T5">pYPKa</text:span></text:p>
          </draw:text-box>
        </draw:frame>
        <draw:custom-shape draw:style-name="gr16" draw:text-style-name="P13" draw:layer="layout" svg:width="1.257cm" svg:height="0.299cm" svg:x="19.4cm" svg:y="17.32cm">
          <text:p text:style-name="P12"><text:span text:style-name="T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6" draw:layer="layout" svg:width="3.52cm" svg:height="1.991cm" svg:x="6.339cm" svg:y="1.086cm">
          <draw:text-box>
            <text:p><text:span text:style-name="T6">A</text:span></text:p>
          </draw:text-box>
        </draw:frame>
        <draw:frame draw:style-name="gr25" draw:text-style-name="P16" draw:layer="layout" svg:width="3.52cm" svg:height="1.991cm" svg:x="27.235cm" svg:y="0.778cm">
          <draw:text-box>
            <text:p><text:span text:style-name="T6">B</text:span></text:p>
          </draw:text-box>
        </draw:frame>
        <draw:frame draw:style-name="gr25" draw:text-style-name="P16" draw:layer="layout" svg:width="3.52cm" svg:height="1.991cm" svg:x="7.377cm" svg:y="16.993cm">
          <draw:text-box>
            <text:p><text:span text:style-name="T6">E</text:span></text:p>
          </draw:text-box>
        </draw:frame>
        <draw:frame draw:style-name="gr26" draw:text-style-name="P15" xml:id="id5" draw:id="id5" draw:layer="layout" svg:width="2.716cm" svg:height="0.899cm" svg:x="9.352cm" svg:y="19.047cm">
          <draw:text-box>
            <text:p><text:span text:style-name="T5">pYPKpw</text:span></text:p>
          </draw:text-box>
        </draw:frame>
        <draw:frame draw:style-name="gr27" draw:text-style-name="P17" xml:id="id10" draw:id="id10" draw:layer="layout" svg:width="1.778cm" svg:height="0.962cm" svg:x="18.009cm" svg:y="14.707cm">
          <draw:text-box>
            <text:p><text:span text:style-name="T7">Pac</text:span>I</text:p>
          </draw:text-box>
        </draw:frame>
        <draw:line draw:style-name="gr7" draw:text-style-name="P6" draw:layer="layout" svg:x1="11.383cm" svg:y1="6.325cm" svg:x2="11.891cm" svg:y2="5.817cm">
          <text:p/>
        </draw:line>
        <draw:line draw:style-name="gr7" draw:text-style-name="P6" draw:layer="layout" svg:x1="13.415cm" svg:y1="6.171cm" svg:x2="13.415cm" svg:y2="5.817cm">
          <text:p/>
        </draw:line>
        <draw:line draw:style-name="gr7" draw:text-style-name="P6" draw:layer="layout" svg:x1="15.447cm" svg:y1="6.325cm" svg:x2="14.939cm" svg:y2="5.817cm">
          <text:p/>
        </draw:line>
        <draw:connector draw:style-name="gr7" draw:text-style-name="P6" draw:layer="layout" draw:type="line" svg:x1="18.898cm" svg:y1="15.669cm" svg:x2="18.83cm" svg:y2="17.111cm" draw:start-shape="id10" draw:end-shape="id11" draw:end-glue-point="1" svg:d="M18898 15669l-68 1442" svg:viewBox="0 0 69 1443">
          <text:p/>
        </draw:connector>
        <draw:custom-shape draw:style-name="gr28" draw:text-style-name="P18" draw:layer="layout" svg:width="1.778cm" svg:height="1.016cm" svg:x="8.789cm" svg:y="1.107cm">
          <text:p text:style-name="P12"><text:span text:style-name="T1">TP1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19" draw:layer="layout" svg:width="1.778cm" svg:height="1.016cm" svg:x="8.789cm" svg:y="2.377cm">
          <text:p text:style-name="P12"><text:span text:style-name="T1">TP2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0" draw:text-style-name="P20" draw:layer="layout" svg:width="1.778cm" svg:height="1.016cm" svg:x="16.263cm" svg:y="2.423cm">
          <text:p text:style-name="P12"><text:span text:style-name="T1">TP3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19" draw:layer="layout" svg:width="1.778cm" svg:height="1.016cm" svg:x="16.263cm" svg:y="1.153cm">
          <text:p text:style-name="P12"><text:span text:style-name="T1">TP2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8" draw:text-style-name="P18" draw:layer="layout" svg:width="1.778cm" svg:height="1.016cm" svg:x="3.639cm" svg:y="7.996cm">
          <text:p text:style-name="P12"><text:span text:style-name="T1">TP1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1.935cm" svg:height="0.871cm" svg:x="6.13cm" svg:y="9.241cm">
          <draw:text-box>
            <text:p><text:span text:style-name="T1">gene1</text:span></text:p>
          </draw:text-box>
        </draw:frame>
        <draw:custom-shape draw:style-name="gr29" draw:text-style-name="P19" draw:layer="layout" svg:width="1.778cm" svg:height="1.016cm" svg:x="8.727cm" svg:y="10.2cm">
          <text:p text:style-name="P12"><text:span text:style-name="T1">TP2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4" draw:layer="layout" svg:width="0.531cm" svg:height="0.92cm" svg:x="19.122cm" svg:y="8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0.531cm" svg:height="0.92cm" svg:x="21.513cm" svg:y="8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0.531cm" svg:height="0.92cm" svg:x="21.542cm" svg:y="9.5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0.92cm" svg:x="24.235cm" svg:y="9.5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0.92cm" svg:x="24.223cm" svg:y="10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531cm" svg:height="0.92cm" svg:x="26.584cm" svg:y="10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0.531cm" svg:height="0.92cm" svg:x="19.103cm" svg:y="9.7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531cm" svg:height="0.92cm" svg:x="26.584cm" svg:y="11.7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12" draw:id="id12" draw:layer="layout" svg:width="1.257cm" svg:height="0.299cm" svg:x="17.845cm" svg:y="10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xml:id="id14" draw:id="id14" draw:layer="layout" svg:width="1.257cm" svg:height="0.299cm" svg:x="27.095cm" svg:y="12.405cm">
          <text:p text:style-name="P12"><text:span text:style-name="T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6" draw:layer="layout" draw:type="curve" draw:line-skew="0.31cm" svg:x1="17.845cm" svg:y1="10.55cm" svg:x2="21.318cm" svg:y2="13.245cm" draw:start-shape="id12" draw:start-glue-point="3" draw:end-shape="id13" draw:end-glue-point="3" svg:d="M17845 10550c-288 0-2024 2695 3473 2695" svg:viewBox="0 0 3960 2696">
          <text:p/>
        </draw:connector>
        <draw:connector draw:style-name="gr17" draw:text-style-name="P6" draw:layer="layout" draw:type="curve" draw:line-skew="-0.627cm" svg:x1="23.768cm" svg:y1="13.245cm" svg:x2="28.352cm" svg:y2="12.554cm" draw:start-shape="id13" draw:start-glue-point="1" draw:end-shape="id14" draw:end-glue-point="1" svg:d="M23768 13245c6687 0 4395-691 4584-691" svg:viewBox="0 0 4816 692">
          <text:p/>
        </draw:connector>
        <draw:frame draw:style-name="gr23" draw:text-style-name="P15" xml:id="id13" draw:id="id13" draw:layer="layout" svg:width="2.45cm" svg:height="0.899cm" svg:x="21.318cm" svg:y="12.796cm">
          <draw:text-box>
            <text:p><text:span text:style-name="T5">pYPK0</text:span></text:p>
          </draw:text-box>
        </draw:frame>
        <draw:frame draw:style-name="gr25" draw:text-style-name="P16" draw:layer="layout" svg:width="1.742cm" svg:height="1.991cm" svg:x="3.821cm" svg:y="10.43cm">
          <draw:text-box>
            <text:p><text:span text:style-name="T6">C</text:span></text:p>
          </draw:text-box>
        </draw:frame>
        <draw:frame draw:style-name="gr5" draw:text-style-name="P5" draw:layer="layout" svg:width="1.935cm" svg:height="0.871cm" svg:x="22.183cm" svg:y="9.602cm">
          <draw:text-box>
            <text:p><text:span text:style-name="T1">gene2</text:span></text:p>
          </draw:text-box>
        </draw:frame>
        <draw:custom-shape draw:style-name="gr30" draw:text-style-name="P20" draw:layer="layout" svg:width="1.778cm" svg:height="1.016cm" svg:x="24.78cm" svg:y="10.561cm">
          <text:p text:style-name="P12"><text:span text:style-name="T1">TP3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19" draw:layer="layout" svg:width="1.778cm" svg:height="1.016cm" svg:x="19.653cm" svg:y="8.357cm">
          <text:p text:style-name="P12"><text:span text:style-name="T1">TP2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19" draw:layer="layout" svg:width="1.778cm" svg:height="1.016cm" svg:x="11.97cm" svg:y="16.603cm">
          <text:p text:style-name="P12"><text:span text:style-name="T1">TP2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9" draw:layer="layout" svg:width="0.531cm" svg:height="0.92cm" svg:x="13.814cm" svg:y="16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0.92cm" svg:x="16.507cm" svg:y="16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531cm" svg:height="0.92cm" svg:x="18.856cm" svg:y="16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1.935cm" svg:height="0.871cm" svg:x="14.455cm" svg:y="16.748cm">
          <draw:text-box>
            <text:p><text:span text:style-name="T1">gene2</text:span></text:p>
          </draw:text-box>
        </draw:frame>
        <draw:custom-shape draw:style-name="gr30" draw:text-style-name="P20" xml:id="id11" draw:id="id11" draw:layer="layout" svg:width="1.778cm" svg:height="1.016cm" svg:x="17.052cm" svg:y="16.603cm">
          <text:p text:style-name="P12"><text:span text:style-name="T1">TP3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4" draw:layer="layout" svg:width="0.531cm" svg:height="0.92cm" svg:x="6.317cm" svg:y="15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1.257cm" svg:height="0.299cm" svg:x="5.06cm" svg:y="15.7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7" draw:layer="layout" svg:width="1.778cm" svg:height="0.962cm" svg:x="4.349cm" svg:y="14.174cm">
          <draw:text-box>
            <text:p><text:span text:style-name="T7">Not</text:span>I</text:p>
          </draw:text-box>
        </draw:frame>
        <draw:line draw:style-name="gr7" draw:text-style-name="P6" draw:layer="layout" svg:x1="5.309cm" svg:y1="14.961cm" svg:x2="6.325cm" svg:y2="16.032cm">
          <text:p/>
        </draw:line>
        <draw:custom-shape draw:style-name="gr11" draw:text-style-name="P9" draw:layer="layout" svg:width="0.531cm" svg:height="0.92cm" svg:x="8.705cm" svg:y="15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0.92cm" svg:x="11.415cm" svg:y="15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8" draw:layer="layout" svg:width="1.778cm" svg:height="1.016cm" svg:x="6.884cm" svg:y="15.016cm">
          <text:p text:style-name="P12"><text:span text:style-name="T1">TP1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1.935cm" svg:height="0.871cm" svg:x="9.375cm" svg:y="15.161cm">
          <draw:text-box>
            <text:p><text:span text:style-name="T1">gene1</text:span></text:p>
          </draw:text-box>
        </draw:frame>
        <draw:custom-shape draw:style-name="gr29" draw:text-style-name="P19" draw:layer="layout" svg:width="1.778cm" svg:height="1.016cm" svg:x="11.972cm" svg:y="15.016cm">
          <text:p text:style-name="P12"><text:span text:style-name="T1">TP2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1" draw:text-style-name="P3" draw:layer="layout" svg:width="0.531cm" svg:height="0.92cm" svg:x="13.75cm" svg:y="15.112cm">
          <text:p text:style-name="P12">*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4" draw:layer="layout" svg:width="0.531cm" svg:height="0.92cm" svg:x="11.439cm" svg:y="16.699cm">
          <text:p text:style-name="P12">*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6" draw:layer="layout" svg:x1="20.476cm" svg:y1="1.75cm" svg:x2="20.73cm" svg:y2="1.75cm">
          <text:p/>
        </draw:line>
        <draw:frame draw:style-name="gr34" draw:text-style-name="P21" draw:layer="layout" svg:width="1.328cm" svg:height="0.806cm" svg:x="19.846cm" svg:y="0.944cm">
          <draw:text-box>
            <text:p><text:span text:style-name="T8">577</text:span></text:p>
          </draw:text-box>
        </draw:frame>
        <draw:custom-shape draw:style-name="gr1" draw:text-style-name="P1" draw:layer="layout" svg:width="1.348cm" svg:height="0.759cm" svg:x="22.809cm" svg:y="3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418cm" svg:height="0.759cm" svg:x="24.158cm" svg:y="3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418cm" svg:height="0.759cm" svg:x="25.575cm" svg:y="3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257cm" svg:height="0.759cm" svg:x="21.552cm" svg:y="3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1.257cm" svg:height="0.299cm" svg:x="20.295cm" svg:y="3.7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1.257cm" svg:height="0.299cm" svg:x="26.993cm" svg:y="3.7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21" draw:layer="layout" svg:width="1.524cm" svg:height="0.806cm" svg:x="23.343cm" svg:y="4.526cm">
          <draw:text-box>
            <text:p><text:span text:style-name="T8">567</text:span></text:p>
          </draw:text-box>
        </draw:frame>
        <draw:line draw:style-name="gr36" draw:text-style-name="P6" draw:layer="layout" svg:x1="23.959cm" svg:y1="4.526cm" svg:x2="23.705cm" svg:y2="4.526cm">
          <text:p/>
        </draw:line>
        <draw:line draw:style-name="gr33" draw:text-style-name="P6" draw:layer="layout" svg:x1="22.976cm" svg:y1="2.85cm" svg:x2="23.23cm" svg:y2="2.85cm">
          <text:p/>
        </draw:line>
        <draw:frame draw:style-name="gr34" draw:text-style-name="P21" draw:layer="layout" svg:width="1.328cm" svg:height="0.806cm" svg:x="22.346cm" svg:y="2.044cm">
          <draw:text-box>
            <text:p><text:span text:style-name="T8">468</text:span></text:p>
          </draw:text-box>
        </draw:frame>
        <draw:frame draw:style-name="gr35" draw:text-style-name="P21" draw:layer="layout" svg:width="1.524cm" svg:height="0.806cm" svg:x="24.743cm" svg:y="4.526cm">
          <draw:text-box>
            <text:p><text:span text:style-name="T8">467</text:span></text:p>
          </draw:text-box>
        </draw:frame>
        <draw:line draw:style-name="gr36" draw:text-style-name="P6" draw:layer="layout" svg:x1="25.359cm" svg:y1="4.526cm" svg:x2="25.105cm" svg:y2="4.526cm">
          <text:p/>
        </draw:line>
        <draw:line draw:style-name="gr33" draw:text-style-name="P6" draw:layer="layout" svg:x1="24.376cm" svg:y1="2.85cm" svg:x2="24.63cm" svg:y2="2.85cm">
          <text:p/>
        </draw:line>
        <draw:frame draw:style-name="gr34" draw:text-style-name="P21" draw:layer="layout" svg:width="1.328cm" svg:height="0.806cm" svg:x="23.746cm" svg:y="2.044cm">
          <draw:text-box>
            <text:p><text:span text:style-name="T8">568</text:span></text:p>
          </draw:text-box>
        </draw:frame>
        <draw:frame draw:style-name="gr35" draw:text-style-name="P21" draw:layer="layout" svg:width="1.524cm" svg:height="0.806cm" svg:x="27.443cm" svg:y="5.526cm">
          <draw:text-box>
            <text:p><text:span text:style-name="T8">578</text:span></text:p>
          </draw:text-box>
        </draw:frame>
        <draw:line draw:style-name="gr36" draw:text-style-name="P6" draw:layer="layout" svg:x1="28.059cm" svg:y1="5.526cm" svg:x2="27.805cm" svg:y2="5.526cm">
          <text:p/>
        </draw:line>
        <draw:line draw:style-name="gr33" draw:text-style-name="P6" draw:layer="layout" svg:x1="21.176cm" svg:y1="2.325cm" svg:x2="21.43cm" svg:y2="2.325cm">
          <text:p/>
        </draw:line>
        <draw:frame draw:style-name="gr34" draw:text-style-name="P21" draw:layer="layout" svg:width="1.328cm" svg:height="0.806cm" svg:x="20.846cm" svg:y="1.519cm">
          <draw:text-box>
            <text:p><text:span text:style-name="T8">775</text:span></text:p>
          </draw:text-box>
        </draw:frame>
        <draw:frame draw:style-name="gr35" draw:text-style-name="P21" draw:layer="layout" svg:width="1.524cm" svg:height="0.806cm" svg:x="26.643cm" svg:y="4.851cm">
          <draw:text-box>
            <text:p><text:span text:style-name="T8">778</text:span></text:p>
          </draw:text-box>
        </draw:frame>
        <draw:line draw:style-name="gr36" draw:text-style-name="P6" draw:layer="layout" svg:x1="27.259cm" svg:y1="4.851cm" svg:x2="27.005cm" svg:y2="4.851cm">
          <text:p/>
        </draw:line>
        <draw:frame draw:style-name="gr25" draw:text-style-name="P16" draw:layer="layout" svg:width="1.742cm" svg:height="1.991cm" svg:x="20.041cm" svg:y="10.55cm">
          <draw:text-box>
            <text:p><text:span text:style-name="T6">D</text:span></text:p>
          </draw:text-box>
        </draw:frame>
        <presentation:notes draw:style-name="dp2">
          <draw:page-thumbnail draw:style-name="gr37" draw:layer="layout" svg:width="14.848cm" svg:height="11.136cm" svg:x="3.075cm" svg:y="2.257cm" draw:page-number="1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hatch draw:name="Black_20_45_20_Degrees" draw:display-name="Black 45 Degrees" draw:style="single" draw:color="#000000" draw:distance="0.254cm" draw:rotation="450"/>
    <draw:hatch draw:name="Black_20_90_20_Degrees" draw:display-name="Black 90 Degrees" draw:style="single" draw:color="#000000" draw:distance="0.102cm" draw:rotation="900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2cm" draw:marker-start-center="false" draw:marker-end-width="0.2cm" draw:marker-end-center="false" draw:fill="solid" draw:fill-color="#ff95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4.945cm" svg:height="3.175cm" svg:x="2.376cm" svg:y="1.749cm" presentation:class="title" presentation:placeholder="true">
        <draw:text-box/>
      </draw:frame>
      <draw:frame presentation:style-name="Default-outline1" draw:layer="backgroundobjects" svg:width="24.945cm" svg:height="11.03cm" svg:x="2.376cm" svg:y="5.441cm" presentation:class="outline" presentation:placeholder="true">
        <draw:text-box/>
      </draw:frame>
      <draw:frame presentation:style-name="Mpr1" draw:text-style-name="MP2" draw:layer="backgroundobjects" svg:width="6.457cm" svg:height="1.311cm" svg:x="2.376cm" svg:y="18.31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86cm" svg:height="1.311cm" svg:x="10.47cm" svg:y="18.31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7cm" svg:height="1.311cm" svg:x="20.864cm" svg:y="18.31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jorn </meta:initial-creator>
    <meta:creation-date>2013-06-07T11:37:07</meta:creation-date>
    <dc:date>2015-10-10T18:40:56.221304289</dc:date>
    <meta:editing-duration>PT8H57M54S</meta:editing-duration>
    <meta:editing-cycles>25</meta:editing-cycles>
    <meta:generator>LibreOffice/5.0.2.2$Linux_X86_64 LibreOffice_project/00m0$Build-2</meta:generator>
    <meta:document-statistic meta:object-count="141"/>
  </office:meta>
</office:document-meta>
</file>